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ELECT * FROM TB_CARRO;</text:span></text:p>
      <text:p text:style-name="P1"><text:span text:style-name="T1">SELECT * FROM TB_MARCA;</text:span></text:p>
      <text:p text:style-name="P1"><text:span text:style-name="T1">SELECT * FROM TB_ACESSORIO;</text:span></text:p>
      <text:p text:style-name="P1"><text:span text:style-name="T1">SELECT * FROM TB_CARRO_ACESSORIO;</text:span></text:p>
      <text:p text:style-name="P1"><text:span text:style-name="T1"/></text:p>
      <text:p text:style-name="P1"><text:span text:style-name="T1">SELECT *</text:span></text:p>
      <text:p text:style-name="P1"><text:span text:style-name="T1">FROM TB_CARRO C</text:span></text:p>
      <text:p text:style-name="P1"><text:span text:style-name="T1">INNER JOIN TB_ACESSORIO a ON c.id_carro_fk = a.idAcessorio</text:span></text:p>
      <text:p text:style-name="P1"><text:span text:style-name="T1">WHERE c.idCarro = 5;</text:span></text:p>
      <text:p text:style-name="P1"><text:span text:style-name="T1"/></text:p>
      <text:p text:style-name="P1"><text:span text:style-name="T1">DELETE FROM TB_CARRO;</text:span></text:p>
      <text:p text:style-name="P1"><text:span text:style-name="T1">DELETE FROM TB_MARCA;</text:span></text:p>
      <text:p text:style-name="P1"><text:span text:style-name="T1">DELETE FROM TB_ACESSORIO;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SELECT</text:span></text:p>
      <text:p text:style-name="P1"><text:span text:style-name="T1"><text:s text:c="4"/>c.codigo_carro,</text:span></text:p>
      <text:p text:style-name="P1"><text:span text:style-name="T1"><text:s text:c="4"/>c.cor,</text:span></text:p>
      <text:p text:style-name="P1"><text:span text:style-name="T1"><text:s text:c="4"/>c.ano,</text:span></text:p>
      <text:p text:style-name="P1"><text:span text:style-name="T1"><text:s text:c="4"/>m.codigo_marca,</text:span></text:p>
      <text:p text:style-name="P1"><text:span text:style-name="T1"><text:s text:c="4"/>m.nome_marca</text:span></text:p>
      <text:p text:style-name="P1"><text:span text:style-name="T1">FROM TB_CARRO c</text:span></text:p>
      <text:p text:style-name="P1"><text:span text:style-name="T1">INNER JOIN TB_MARCA m ON c.id_carro_fk = m.idMarca</text:span></text:p>
      <text:p text:style-name="P1"><text:span text:style-name="T1">WHERE c.idCarro = 5;</text:span></text:p>
      <text:p text:style-name="P1"><text:span text:style-name="T1"/></text:p>
      <text:p text:style-name="P1"><text:span text:style-name="T1"/></text:p>
      <text:p text:style-name="P1"><text:span text:style-name="T1">SELECT</text:span></text:p>
      <text:p text:style-name="P1"><text:span text:style-name="T1"><text:s text:c="4"/>c.idCarro,</text:span></text:p>
      <text:p text:style-name="P1"><text:span text:style-name="T1"><text:s text:c="4"/>c.Codigo_Carro,</text:span></text:p>
      <text:p text:style-name="P1"><text:span text:style-name="T1"><text:s text:c="4"/>c.Cor,</text:span></text:p>
      <text:p text:style-name="P1"><text:span text:style-name="T1"><text:s text:c="4"/>c.Ano,</text:span></text:p>
      <text:p text:style-name="P1"><text:span text:style-name="T1"><text:s text:c="4"/>c.Modelo,</text:span></text:p>
      <text:p text:style-name="P1"><text:span text:style-name="T1"><text:s text:c="4"/>a.Nome_Acessorio</text:span></text:p>
      <text:p text:style-name="P1"><text:span text:style-name="T1">FROM</text:span></text:p>
      <text:p text:style-name="P1"><text:span text:style-name="T1"><text:s text:c="4"/>TB_CARRO c</text:span></text:p>
      <text:p text:style-name="P1"><text:span text:style-name="T1">INNER JOIN</text:span></text:p>
      <text:p text:style-name="P1"><text:span text:style-name="T1"><text:s text:c="4"/>TB_CARRO_ACESSORIO ca ON c.idCarro = ca.id_carro_fk</text:span></text:p>
      <text:p text:style-name="P1"><text:span text:style-name="T1">INNER JOIN</text:span></text:p>
      <text:p text:style-name="P1"><text:span text:style-name="T1"><text:s text:c="4"/>TB_ACESSORIO a ON ca.id_acessorio_fk = a.idAcessorio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